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63037" officeooo:paragraph-rsid="0006303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1125" officeooo:paragraph-rsid="00081125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officeooo:rsid="0013085d" officeooo:paragraph-rsid="0013085d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Standard">
      <style:text-properties officeooo:rsid="00063037" officeooo:paragraph-rsid="00063037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b5a9b" officeooo:paragraph-rsid="000b5a9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4725e" officeooo:paragraph-rsid="0014725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5a9b" officeooo:paragraph-rsid="000b5a9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e8c09"/>
    </style:style>
    <style:style style:name="P11" style:family="paragraph" style:parent-style-name="Standard">
      <style:paragraph-properties fo:text-align="start" style:justify-single-word="false"/>
      <style:text-properties officeooo:rsid="000f25cb" officeooo:paragraph-rsid="000f25cb"/>
    </style:style>
    <style:style style:name="P12" style:family="paragraph" style:parent-style-name="Standard">
      <style:paragraph-properties fo:text-align="start" style:justify-single-word="false"/>
      <style:text-properties officeooo:rsid="0010f55f" officeooo:paragraph-rsid="0010f55f"/>
    </style:style>
    <style:style style:name="P13" style:family="paragraph" style:parent-style-name="Standard">
      <style:paragraph-properties fo:text-align="start" style:justify-single-word="false"/>
      <style:text-properties officeooo:rsid="0011fc23" officeooo:paragraph-rsid="0011fc23"/>
    </style:style>
    <style:style style:name="P14" style:family="paragraph" style:parent-style-name="Standard">
      <style:paragraph-properties fo:text-align="start" style:justify-single-word="false"/>
      <style:text-properties officeooo:rsid="0013085d" officeooo:paragraph-rsid="0013085d"/>
    </style:style>
    <style:style style:name="T1" style:family="text">
      <style:text-properties fo:font-weight="normal" officeooo:rsid="000e8c09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8c09" style:font-weight-asian="bold" style:font-weight-complex="bold"/>
    </style:style>
    <style:style style:name="T4" style:family="text">
      <style:text-properties officeooo:rsid="0011fc23"/>
    </style:style>
    <style:style style:name="T5" style:family="text">
      <style:text-properties officeooo:rsid="001472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github.com/getify/Functional-Light-JS" text:style-name="Internet_20_link" text:visited-style-name="Visited_20_Internet_20_Link"><text:span text:style-name="Strong_20_Emphasis">Functional-Light-JS</text:span></text:a></text:h>
      <text:p text:style-name="Standard"/>
      <text:p text:style-name="P2">Resources: <text:a xlink:type="simple" xlink:href="https://github.com/getify/Functional-Light-JS/blob/master/manuscript/ch2.md/#chapter-2-the-nature-of-functions" text:style-name="Internet_20_link" text:visited-style-name="Visited_20_Internet_20_Link">https://github.com/getify/Functional-Light-JS/blob/master/manuscript/ch2.md/#chapter-2-the-nature-of-functions</text:a></text:p>
      <text:p text:style-name="P2"/>
      <text:p text:style-name="P2"/>
      <text:p text:style-name="P7">Intro</text:p>
      <text:p text:style-name="P7"/>
      <text:p text:style-name="P9">Function can be combination of other n functions</text:p>
      <text:p text:style-name="P9"/>
      <text:p text:style-name="P9">Reducer, map, filter, tranducer composition</text:p>
      <text:p text:style-name="P9"/>
      <text:p text:style-name="P9">Most of the time you are reading code → it is not only instruction for comp<text:tab/></text:p>
      <text:p text:style-name="P9"/>
      <text:p text:style-name="P9">Shift from imperative to declarative programming. Every single line of code has a read cost associated with it,</text:p>
      <text:p text:style-name="P9"/>
      <text:p text:style-name="P9">Make flow of data much more obvious. </text:p>
      <text:p text:style-name="P2"/>
      <text:p text:style-name="P3">Nature of Functions</text:p>
      <text:p text:style-name="P3"/>
      <text:p text:style-name="P10"><text:span text:style-name="T1">In math, a function always takes input(s), and always gives output. </text:span><text:span text:style-name="T3">Morphism </text:span><text:span text:style-name="T1">set of values that maps to another set of values (inputs of a function related to the outputs (function)). </text:span>Functional Programming is about embracing using functions as <text:span text:style-name="Emphasis">functions</text:span> in this mathematical sense.</text:p>
      <text:p text:style-name="P10"/>
      <text:p text:style-name="P11">Function input </text:p>
      <text:p text:style-name="P11">input → arguments → caller </text:p>
      <text:p text:style-name="P11">params → in function </text:p>
      <text:p text:style-name="P11"/>
      <text:p text:style-name="P11">Can have default value. If number of arguments do not match they are ignored / undefined</text:p>
      <text:p text:style-name="P11"/>
      <text:p text:style-name="P11"><text:span text:style-name="T2">Arity</text:span> is the number of parameters in a function declaration.</text:p>
      <text:p text:style-name="P12">One -&gt; Unary<text:line-break/>Two → Binary</text:p>
      <text:p text:style-name="P12">Three → -nth</text:p>
      <text:p text:style-name="P12"/>
      <text:p text:style-name="P12"><text:span text:style-name="T2">Spread, Rest, Grather (…) </text:span>operator collect (gather) remaing arguments. </text:p>
      <text:p text:style-name="P12">IN array it spreads data (collect) (caller)</text:p>
      <text:p text:style-name="P12">IN para it gather them (data) (in function) </text:p>
      <text:p text:style-name="P12">IN value it spreds</text:p>
      <text:p text:style-name="P12">IN assigment in grather</text:p>
      <text:p text:style-name="P12"/>
      <text:p text:style-name="P12">foo([x, y ...a] = []) → give name to first to args<text:line-break/>same for object<text:line-break/><text:tab/>foo({x, y} = {}) </text:p>
      <text:p text:style-name="P12"><text:tab/><text:tab/><text:span text:style-name="T4">caller </text:span>→ foo(undefined , 1) y → 1</text:p>
      <text:p text:style-name="P13"><text:soft-page-break/>More info here: <text:a xlink:type="simple" xlink:href="https://www.geeksforgeeks.org/javascript-spread-operator/" text:style-name="Internet_20_link" text:visited-style-name="Visited_20_Internet_20_Link">https://www.geeksforgeeks.org/javascript-spread-operator/</text:a></text:p>
      <text:p text:style-name="P13"/>
      <text:p text:style-name="P14">Functions of functions</text:p>
      <text:p text:style-name="P14">→ functions that receives or returns one or more other function values</text:p>
      <text:p text:style-name="P14"/>
      <text:p text:style-name="P14">Closure</text:p>
      <text:p text:style-name="P14">When the inner function makes reference to a variable from the outer function. The outer variable survives for as long as the inner function stays around.</text:p>
      <text:p text:style-name="P14"/>
      <text:p text:style-name="P14">If you have an operation that needs two inputs, one of which you know now but the other will be specified later, you can use closure to remember the first input:</text:p>
      <text:p text:style-name="P4">function makeAdder(x) {</text:p>
      <text:p text:style-name="Preformatted_20_Text"><text:s text:c="4"/>return function sum(y){</text:p>
      <text:p text:style-name="Preformatted_20_Text"><text:s text:c="8"/>return x + y;</text:p>
      <text:p text:style-name="Preformatted_20_Text"><text:s text:c="4"/>};</text:p>
      <text:p text:style-name="P5">}</text:p>
      <text:p text:style-name="P14"><text:span text:style-name="T5">Y</text:span>ou shouldn't be using <text:span text:style-name="Source_20_Text">this</text:span> if you're trying to do FP</text:p>
      <text:p text:style-name="P14"/>
      <text:p text:style-name="P14"/>
      <text:p text:style-name="P8">Managing Function Inpu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00:14:21.636740506</meta:creation-date>
    <dc:date>2021-07-21T00:28:07.388252310</dc:date>
    <meta:editing-duration>PT29M46S</meta:editing-duration>
    <meta:editing-cycles>8</meta:editing-cycles>
    <meta:generator>LibreOffice/7.0.6.2$Linux_X86_64 LibreOffice_project/00$Build-2</meta:generator>
    <meta:document-statistic meta:table-count="0" meta:image-count="0" meta:object-count="0" meta:page-count="2" meta:paragraph-count="37" meta:word-count="313" meta:character-count="1970" meta:non-whitespace-character-count="1667"/>
  </office:meta>
</office:document-meta>
</file>